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d32" officeooo:paragraph-rsid="00199d32"/>
    </style:style>
    <style:style style:name="P2" style:family="paragraph" style:parent-style-name="Standard" style:list-style-name="L1">
      <style:text-properties officeooo:rsid="00199d32" officeooo:paragraph-rsid="00199d32"/>
    </style:style>
    <style:style style:name="P3" style:family="paragraph" style:parent-style-name="Standard" style:list-style-name="L1">
      <style:text-properties officeooo:rsid="00199d32" officeooo:paragraph-rsid="002039d1"/>
    </style:style>
    <style:style style:name="P4" style:family="paragraph" style:parent-style-name="Standard">
      <style:text-properties officeooo:rsid="00199d32" officeooo:paragraph-rsid="001fbcf0"/>
    </style:style>
    <style:style style:name="P5" style:family="paragraph" style:parent-style-name="Standard">
      <style:text-properties officeooo:rsid="00199d32" officeooo:paragraph-rsid="0022feed"/>
    </style:style>
    <style:style style:name="P6" style:family="paragraph" style:parent-style-name="Standard">
      <style:text-properties fo:font-weight="bold" officeooo:rsid="00199d32" officeooo:paragraph-rsid="00199d32" style:font-weight-asian="bold" style:font-weight-complex="bold"/>
    </style:style>
    <style:style style:name="P7" style:family="paragraph" style:parent-style-name="Standard" style:list-style-name="L1">
      <style:text-properties fo:font-weight="bold" officeooo:rsid="00199d32" officeooo:paragraph-rsid="00199d32" style:font-weight-asian="bold" style:font-weight-complex="bold"/>
    </style:style>
    <style:style style:name="P8" style:family="paragraph" style:parent-style-name="Standard" style:list-style-name="L1">
      <style:text-properties fo:font-weight="bold" officeooo:rsid="00199d32" officeooo:paragraph-rsid="002039d1" style:font-weight-asian="bold" style:font-weight-complex="bold"/>
    </style:style>
    <style:style style:name="P9" style:family="paragraph" style:parent-style-name="Standard" style:list-style-name="L1">
      <style:text-properties officeooo:rsid="002338e1" officeooo:paragraph-rsid="002338e1"/>
    </style:style>
    <style:style style:name="T1" style:family="text">
      <style:text-properties officeooo:rsid="001fbcf0"/>
    </style:style>
    <style:style style:name="T2" style:family="text">
      <style:text-properties officeooo:rsid="002039d1"/>
    </style:style>
    <style:style style:name="T3" style:family="text">
      <style:text-properties officeooo:rsid="0022feed"/>
    </style:style>
    <style:style style:name="T4" style:family="text">
      <style:text-properties officeooo:rsid="00267642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SK 2</text:p>
      <text:p text:style-name="P1"/>
      <text:list xml:id="list3120293713" text:style-name="L1">
        <text:list-item>
          <text:p text:style-name="P7">How would you design a DevOps pipeline using e.g. GitHub Actions for a Python package? Which functionalities would you include to ensure code quality and consistency?</text:p>
        </text:list-item>
      </text:list>
      <text:p text:style-name="P1"><text:tab/></text:p>
      <text:p text:style-name="P4"><text:tab/><text:span text:style-name="T1">I don’t have much experience with designing DevOps pipeline. However, I have used GitHub to fork the repository and further requested for merge of my changes. Also, created new branch if multiple developers working on the same project. </text:span></text:p>
      <text:p text:style-name="P4"/>
      <text:p text:style-name="P4"><text:span text:style-name="T1">For code quality and consistency</text:span>, <text:span text:style-name="T1">in my past experience</text:span> <text:span text:style-name="T1">I have </text:span>practice peer review and test-driven development (TDD) that include coding, <text:span text:style-name="T1">unit </text:span>testing <text:span text:style-name="T1">etc</text:span>. Further, <text:span text:style-name="T1">I</text:span> follow <text:span text:style-name="T1">persistent</text:span> commenting <text:span text:style-name="T1">on code</text:span>, <text:span text:style-name="T1">proper indentation</text:span>, clean codes/<text:span text:style-name="T1">block of codes</text:span>, modular programming, consistency in naming convention, etc. </text:p>
      <text:list xml:id="list185334861551068" text:continue-numbering="true" text:style-name="L1">
        <text:list-header>
          <text:p text:style-name="P2"/>
        </text:list-header>
        <text:list-item>
          <text:p text:style-name="P7">Assuming the pipeline you implemented will be deployed as a product. Now the customer also wants to enable real time classification and consume an API that returns the classification results. How would you fit that into the existing architecture?</text:p>
          <text:p text:style-name="P2"/>
          <text:p text:style-name="P2"><text:span text:style-name="T1">I will d</text:span>eploy and serv<text:span text:style-name="T1">e</text:span> the model as a web app via <text:span text:style-name="T2">FastAPI</text:span>. <text:span text:style-name="T2">Others are Flask, RestAPI and many more. However, it has been proved from some of the research that FastAPi is very light and process the request faster.</text:span></text:p>
          <text:p text:style-name="P2"/>
        </text:list-item>
        <text:list-item>
          <text:p text:style-name="P7">The whole system has been a huge success and also other customers want to use it. How would you adapt everything to be able to serve multiple customers? especially keep in mind scalability and data privacy?</text:p>
        </text:list-item>
      </text:list>
      <text:p text:style-name="P1"/>
      <text:p text:style-name="P5"><text:tab/><text:span text:style-name="T3">The full application can be packaged into a logical container like Docker and deployed to the client machine. Also, while creating methods in API (RestAPI/FastAPI/Flask2) we make sure to make those function asynchronous when creating the prediction. </text:span>This will enable the <text:span text:style-name="T3">API</text:span> to create multiple routes concurrently. <text:span text:style-name="T3">However, with the increase in the number of customers it’s always hard to keep track of all the customers deployed using docker. I don’t have much experience but I understand that using the Airflow/MlFlow it’s easy to track the process running on all the customers. That's what making these tools being ustilized highly by many organization.</text:span></text:p>
      <text:p text:style-name="P5"><text:span text:style-name="T3"><text:s/></text:span></text:p>
      <text:list xml:id="list185334997056783" text:continue-numbering="true" text:style-name="L1">
        <text:list-item>
          <text:p text:style-name="P8"><text:s/>What would you recommend to automatically transfer machine learning models to production by running microservices for inferencing?</text:p>
          <text:p text:style-name="P3"/>
          <text:p text:style-name="P9">I don’t have hand experience on it. But I understand that MLFlow can be used to keep track of all the models trained and their performance. We can use this to deploy the particular model. <text:span text:style-name="T4">We can also use the cloud platform like AWS, Azur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8:07:48.485725282</meta:creation-date>
    <dc:date>2022-11-28T18:53:33.392350108</dc:date>
    <meta:editing-duration>PT14M5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394" meta:character-count="2425" meta:non-whitespace-character-count="2038"/>
  </office:meta>
</office:document-meta>
</file>